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1-06_07-52-20_001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1-06_02-34-40_000.jpg</text:p>
          </table:table-cell>
          <table:table-cell table:style-name="ce26" office:value-type="string">
            <text:p>:m :PHOTO 寝た時刻 / 2022 / オナニー、未了、duration=30m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30m時間ぐらい,other=~">
            <text:p>:m :PHOTO 寝た時刻 / 2022 / オナニー、未了、duration=3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05_17-45-03_000.jpg</text:p>
          </table:table-cell>
          <table:table-cell table:style-name="ce26" office:value-type="string">
            <text:p>:m #*# / memo:other(m:other) / topic=習字, about=,other=,id=~,content=基;底;核;基;本;自;由;階;段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基;底;核;基;本;自;由;階;段;">
            <text:p>:m #*# / memo:other(m:other) / topic=習字, about=,other=,id=~,content=基;底;核;基;本;自;由;階;段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1-06_01-06-39_000.jpg</text:p>
          </table:table-cell>
          <table:table-cell table:style-name="ce26" office:value-type="string">
            <text:p>:m Other / 買ったもの / item=七味；ボトル（携行用）；クリアケース（中）；色ボールペン,at=キャン・ドゥ,fo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Other / 買ったもの / item=七味；ボトル（携行用）；クリアケース（中）；色ボールペン,at=キャン・ドゥ,for=~,other=~">
            <text:p>:m Other / 買ったもの / item=七味；ボトル（携行用）；クリアケース（中）；色ボールペン,at=キャン・ドゥ,for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1-05_13-30-4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05_21-43-0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1-05_18-00-50_000.jpg</text:p>
          </table:table-cell>
          <table:table-cell table:style-name="ce26" office:value-type="string">
            <text:p>:PHOTO 記録 / location=~ / topic=終了 / for=目薬：津田眼科で処方されたもの / occasion=１本目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location=~ / topic=終了 / for=目薬：津田眼科で処方されたもの / occasion=１本目,other=~">
            <text:p>:PHOTO 記録 / location=~ / topic=終了 / for=目薬：津田眼科で処方されたもの / occasion=１本目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05_18-01-00_000.jpg</text:p>
          </table:table-cell>
          <table:table-cell table:style-name="ce26" office:value-type="string">
            <text:p>:PHOTO 記録 / location=~ / topic=終了 / for=目薬：津田眼科で処方されたもの / occasion=１本目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location=~ / topic=終了 / for=目薬：津田眼科で処方されたもの / occasion=１本目,other=~">
            <text:p>:PHOTO 記録 / location=~ / topic=終了 / for=目薬：津田眼科で処方されたもの / occasion=１本目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1-06_01-31-54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1-06_01-32-07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4">
            <text:p>14</text:p>
          </table:table-cell>
          <table:table-cell table:style-name="ce17" office:value-type="string">
            <text:p>2023-01-06_01-32-13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経過観察,id=2022-12-31_01-16-42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3-01-06_07-52-2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1-05_15-20-03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-*">
            <text:p>-*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 office:value-type="string">
            <text:p>2023-01-05_15-43-39_000.jpg</text:p>
          </table:table-cell>
          <table:table-cell table:style-name="ce27" office:value-type="string">
            <text:p>:m #*# RES / free / res-id=4RF5 / theme=日本：養鶏 / genre=economy:san-eob:chugsan,content=~ / session-number=~ / doc=~,other=sheet+;file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RES / free / res-id=4RF5 / theme=日本：養鶏 / genre=economy:san-eob:chugsan,content=~ / session-number=~ / doc=~,other=sheet+;file+">
            <text:p>:m #*# RES / free / res-id=4RF5 / theme=日本：養鶏 / genre=economy:san-eob:chugsan,content=~ / session-number=~ / doc=~,other=sheet+;file+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05_17-44-19_000.jpg</text:p>
          </table:table-cell>
          <table:table-cell table:style-name="ce26" office:value-type="string">
            <text:p>:m RES 1*2 / free# JVEMV6 83#_77:1 / 83. chemistry / topics=物理化学：熱力学：反応速度,w=ラジカル；,s=~,i=~,other=calc+:反応速度；反応定数；平衡定数,next=,doc=r-1-1~1.3:『読み物　物理化学』:p.59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RES 1*2 / free# JVEMV6 83#_77:1 / 83. chemistry / topics=物理化学：熱力学：反応速度,w=ラジカル；,s=~,i=~,other=calc+:反応速度；反応定数；平衡定数,next=,doc=r-1-1~1.3:『読み物　物理化学』:p.59">
            <text:p>:m RES 1*2 / free# JVEMV6 83#_77:1 / 83. chemistry / topics=物理化学：熱力学：反応速度,w=ラジカル；,s=~,i=~,other=calc+:反応速度；反応定数；平衡定数,next=,doc=r-1-1~1.3:『読み物　物理化学』:p.59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1-05_17-44-38_000.jpg</text:p>
          </table:table-cell>
          <table:table-cell table:style-name="ce26" office:value-type="string">
            <text:p>:m RES 2*2 / free# JVEMV6 83#_77:1 / 83. chemistry / topics=物理化学：熱力学：反応速度,w=,s=~,i=~,other=memo+:平衡定数と、順逆反応の速度。関係,next=,doc=r-1-1~1.3:『読み物　物理化学』:p.61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RES 2*2 / free# JVEMV6 83#_77:1 / 83. chemistry / topics=物理化学：熱力学：反応速度,w=,s=~,i=~,other=memo+:平衡定数と、順逆反応の速度。関係,next=,doc=r-1-1~1.3:『読み物　物理化学』:p.61">
            <text:p>:m RES 2*2 / free# JVEMV6 83#_77:1 / 83. chemistry / topics=物理化学：熱力学：反応速度,w=,s=~,i=~,other=memo+:平衡定数と、順逆反応の速度。関係,next=,doc=r-1-1~1.3:『読み物　物理化学』:p.61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1-05_18-59-35_000.jpg</text:p>
          </table:table-cell>
          <table:table-cell table:style-name="ce26" office:value-type="string">
            <text:p>:m :篠笛,shinobue #*# / session-memo:session-1 / 1#1 / p.1-&lt;1&gt;:genre=melody,session=hour-18,musescore=~ \\\ p.2-&lt;1&gt;:genre=melody,session=hour-18,musesco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:篠笛,shinobue #*# / session-memo:session-1 / 1#1 / p.1-&lt;1&gt;:genre=melody,session=hour-18,musescore=~ \\\ p.2-&lt;1&gt;:genre=melody,session=hour-18,musescore=~">
            <text:p>:m :篠笛,shinobue #*# / session-memo:session-1 / 1#1 / p.1-&lt;1&gt;:genre=melody,session=hour-18,musescore=~ \\\ p.2-&lt;1&gt;:genre=melody,session=hour-18,musescore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0" office:value-type="string">
            <text:p>2023-01-06_11-59-58_000.jpg</text:p>
          </table:table-cell>
          <table:table-cell table:style-name="ce26" office:value-type="string">
            <text:p>:m #*# RES / JVEMV6 64#228_minzoku_sisoo / 『現代日本思想大系　第３０巻　民俗の思想』 著者=南方熊楠（この章の著者）,校注=~ / p.98 / w=樫井井；阪南市；,topic=,publisher=~,other=作図：大阪府：南西部；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2">
            <text:p>2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6">2023/01/06</text:date>, <text:time>12:35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06T12:35:19.91</dc:date>
    <dc:creator>iwabuchi ken</dc:creator>
    <meta:editing-duration>P52DT19H42M40S</meta:editing-duration>
    <meta:editing-cycles>16947</meta:editing-cycles>
    <meta:document-statistic meta:table-count="2" meta:cell-count="927" meta:object-count="0"/>
    <meta:user-defined meta:name="qrichtext">1</meta:user-defined>
  </office:meta>
</office:document-meta>
</file>